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96mm"/>
    </style:style>
    <style:style style:name="co2" style:family="table-column">
      <style:table-column-properties fo:break-before="auto" style:column-width="7.88mm"/>
    </style:style>
    <style:style style:name="co3" style:family="table-column">
      <style:table-column-properties fo:break-before="auto" style:column-width="6.26mm"/>
    </style:style>
    <style:style style:name="co4" style:family="table-column">
      <style:table-column-properties fo:break-before="auto" style:column-width="7.62mm"/>
    </style:style>
    <style:style style:name="co5" style:family="table-column">
      <style:table-column-properties fo:break-before="auto" style:column-width="7.34mm"/>
    </style:style>
    <style:style style:name="co6" style:family="table-column">
      <style:table-column-properties fo:break-before="auto" style:column-width="7.07mm"/>
    </style:style>
    <style:style style:name="co7" style:family="table-column">
      <style:table-column-properties fo:break-before="auto" style:column-width="14.15mm"/>
    </style:style>
    <style:style style:name="co8" style:family="table-column">
      <style:table-column-properties fo:break-before="auto" style:column-width="12.5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41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ext-properties fo:color="#ff9900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>
      <style:text-properties fo:color="#ff3300"/>
    </style:style>
    <style:style style:name="ce6" style:family="table-cell" style:parent-style-name="Default">
      <style:text-properties style:use-window-font-color="true"/>
    </style:style>
    <style:style style:name="ce7" style:family="table-cell" style:parent-style-name="Default" style:data-style-name="N11"/>
    <style:style style:name="ce8" style:family="table-cell" style:parent-style-name="Default">
      <style:text-properties fo:color="#ff3399"/>
    </style:style>
  </office:automatic-styles>
  <office:body>
    <office:spreadsheet>
      <table:calculation-settings table:automatic-find-labels="false"/>
      <table:table table:name="Folha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fprtl</text:p>
          </table:table-cell>
          <table:table-cell office:value-type="string" calcext:value-type="string">
            <text:p>fpltr</text:p>
          </table:table-cell>
          <table:table-cell office:value-type="string" calcext:value-type="string">
            <text:p>fnrtl</text:p>
          </table:table-cell>
          <table:table-cell office:value-type="string" calcext:value-type="string">
            <text:p>fnltr</text:p>
          </table:table-cell>
          <table:table-cell office:value-type="string" calcext:value-type="string">
            <text:p>total direita</text:p>
          </table:table-cell>
          <table:table-cell office:value-type="string" calcext:value-type="string">
            <text:p>total esquerda</text:p>
          </table:table-cell>
          <table:table-cell table:number-columns-repeated="2"/>
        </table:table-row>
        <table:table-row table:style-name="ro1">
          <table:table-cell table:style-name="ce1" office:value-type="time" office:time-value="PT00H00M05S" calcext:value-type="time">
            <text:p>00:00:0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B2]+[.D2]" office:value-type="float" office:value="1" calcext:value-type="float">
            <text:p>1</text:p>
          </table:table-cell>
          <table:table-cell table:formula="of:=[.C2]+[.E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ou correto</text:p>
          </table:table-cell>
        </table:table-row>
        <table:table-row table:style-name="ro1">
          <table:table-cell table:style-name="ce1" office:value-type="time" office:time-value="PT00H00M06S" calcext:value-type="time">
            <text:p>00:00:0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H2]+[.B3]+[.D3]" office:value-type="float" office:value="1" calcext:value-type="float">
            <text:p>1</text:p>
          </table:table-cell>
          <table:table-cell table:formula="of:=[.I2]+[.C3]+[.E3]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era da classe oposta contou na direção errada</text:p>
          </table:table-cell>
        </table:table-row>
        <table:table-row table:style-name="ro1">
          <table:table-cell table:style-name="ce1" office:value-type="time" office:time-value="PT00H00M14S" calcext:value-type="time">
            <text:p>00:00:1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3]+[.B4]+[.D4]" office:value-type="float" office:value="2" calcext:value-type="float">
            <text:p>2</text:p>
          </table:table-cell>
          <table:table-cell table:formula="of:=[.I3]+[.C4]+[.E4]" office:value-type="float" office:value="0" calcext:value-type="float">
            <text:p>0</text:p>
          </table:table-cell>
          <table:table-cell table:style-name="ce3"/>
          <table:table-cell/>
        </table:table-row>
        <table:table-row table:style-name="ro1">
          <table:table-cell table:style-name="ce1" office:value-type="time" office:time-value="PT00H00M15S" calcext:value-type="time">
            <text:p>00:00:1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4]+[.B5]+[.D5]" office:value-type="float" office:value="3" calcext:value-type="float">
            <text:p>3</text:p>
          </table:table-cell>
          <table:table-cell table:formula="of:=[.I4]+[.C5]+[.E5]" office:value-type="float" office:value="0" calcext:value-type="float">
            <text:p>0</text:p>
          </table:table-cell>
          <table:table-cell table:style-name="ce8"/>
          <table:table-cell/>
        </table:table-row>
        <table:table-row table:style-name="ro1">
          <table:table-cell office:value-type="time" office:time-value="PT00H00M20S" calcext:value-type="time">
            <text:p>00:00: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5]+[.B6]+[.D6]" office:value-type="float" office:value="3" calcext:value-type="float">
            <text:p>3</text:p>
          </table:table-cell>
          <table:table-cell table:formula="of:=[.I5]+[.C6]+[.E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time" office:time-value="PT00H00M21S" calcext:value-type="time">
            <text:p>00:00: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6]+[.B7]+[.D7]" office:value-type="float" office:value="3" calcext:value-type="float">
            <text:p>3</text:p>
          </table:table-cell>
          <table:table-cell table:formula="of:=[.I6]+[.C7]+[.E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time" office:time-value="PT00H00M37S" calcext:value-type="time">
            <text:p>00:00:3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7]+[.B8]+[.D8]" office:value-type="float" office:value="4" calcext:value-type="float">
            <text:p>4</text:p>
          </table:table-cell>
          <table:table-cell table:formula="of:=[.I7]+[.C8]+[.E8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time" office:time-value="PT00H00M39S" calcext:value-type="time">
            <text:p>00:00:39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formula="of:=[.H8]+[.B9]+[.D9]" office:value-type="float" office:value="4" calcext:value-type="float">
            <text:p>4</text:p>
          </table:table-cell>
          <table:table-cell table:formula="of:=[.I8]+[.C9]+[.E9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time" office:time-value="PT00H00M40S" calcext:value-type="time">
            <text:p>00:00:4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9]+[.B10]+[.D10]" office:value-type="float" office:value="5" calcext:value-type="float">
            <text:p>5</text:p>
          </table:table-cell>
          <table:table-cell table:formula="of:=[.I9]+[.C10]+[.E10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time" office:time-value="PT00H00M40S" calcext:value-type="time">
            <text:p>00:00:4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10]+[.B11]+[.D11]" office:value-type="float" office:value="6" calcext:value-type="float">
            <text:p>6</text:p>
          </table:table-cell>
          <table:table-cell table:formula="of:=[.I10]+[.C11]+[.E11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time" office:time-value="PT00H00M41S" calcext:value-type="time">
            <text:p>00:00:4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11]+[.B12]+[.D12]" office:value-type="float" office:value="7" calcext:value-type="float">
            <text:p>7</text:p>
          </table:table-cell>
          <table:table-cell table:formula="of:=[.I11]+[.C12]+[.E12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time" office:time-value="PT00H01M19S" calcext:value-type="time">
            <text:p>00:01: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12]+[.B13]+[.D13]" office:value-type="float" office:value="8" calcext:value-type="float">
            <text:p>8</text:p>
          </table:table-cell>
          <table:table-cell table:formula="of:=[.I12]+[.C13]+[.E1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time" office:time-value="PT00H01M21S" calcext:value-type="time">
            <text:p>00:01: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13]+[.B14]+[.D14]" office:value-type="float" office:value="9" calcext:value-type="float">
            <text:p>9</text:p>
          </table:table-cell>
          <table:table-cell table:formula="of:=[.I13]+[.C14]+[.E14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time" office:time-value="PT00H01M21S" calcext:value-type="time">
            <text:p>00:01: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14]+[.B15]+[.D15]" office:value-type="float" office:value="10" calcext:value-type="float">
            <text:p>10</text:p>
          </table:table-cell>
          <table:table-cell table:formula="of:=[.I14]+[.C15]+[.E15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time" office:time-value="PT00H01M21S" calcext:value-type="time">
            <text:p>00:01:2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H15]+[.B16]+[.D16]" office:value-type="float" office:value="10" calcext:value-type="float">
            <text:p>10</text:p>
          </table:table-cell>
          <table:table-cell table:formula="of:=[.I15]+[.C16]+[.E16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time" office:time-value="PT00H01M21S" calcext:value-type="time">
            <text:p>00:01: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16]+[.B17]+[.D17]" office:value-type="float" office:value="11" calcext:value-type="float">
            <text:p>11</text:p>
          </table:table-cell>
          <table:table-cell table:formula="of:=[.I16]+[.C17]+[.E17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time" office:time-value="PT00H01M21S" calcext:value-type="time">
            <text:p>00:01:21</text:p>
          </table:table-cell>
          <table:table-cell/>
          <table:table-cell table:style-name="ce4"/>
          <table:table-cell/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formula="of:=[.H17]+[.B18]+[.D18]" office:value-type="float" office:value="11" calcext:value-type="float">
            <text:p>11</text:p>
          </table:table-cell>
          <table:table-cell table:formula="of:=[.I17]+[.C18]+[.E1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" office:value-type="time" office:time-value="PT00H01M23S" calcext:value-type="time">
            <text:p>00:01:2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18]+[.B19]+[.D19]" office:value-type="float" office:value="12" calcext:value-type="float">
            <text:p>12</text:p>
          </table:table-cell>
          <table:table-cell table:formula="of:=[.I18]+[.C19]+[.E1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" office:value-type="time" office:time-value="PT00H01M24S" calcext:value-type="time">
            <text:p>00:01:2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19]+[.B20]+[.D20]" office:value-type="float" office:value="13" calcext:value-type="float">
            <text:p>13</text:p>
          </table:table-cell>
          <table:table-cell table:formula="of:=[.I19]+[.C20]+[.E2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" office:value-type="time" office:time-value="PT00H01M25S" calcext:value-type="time">
            <text:p>00:01:2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20]+[.B21]+[.D21]" office:value-type="float" office:value="14" calcext:value-type="float">
            <text:p>14</text:p>
          </table:table-cell>
          <table:table-cell table:formula="of:=[.I20]+[.C21]+[.E2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time" office:time-value="PT00H01M32S" calcext:value-type="time">
            <text:p>00:01:3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21]+[.B22]+[.D22]" office:value-type="float" office:value="14" calcext:value-type="float">
            <text:p>14</text:p>
          </table:table-cell>
          <table:table-cell table:formula="of:=[.I21]+[.C22]+[.E22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time" office:time-value="PT00H01M34S" calcext:value-type="time">
            <text:p>00:01:3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22]+[.B23]+[.D23]" office:value-type="float" office:value="15" calcext:value-type="float">
            <text:p>15</text:p>
          </table:table-cell>
          <table:table-cell table:formula="of:=[.I22]+[.C23]+[.E2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time" office:time-value="PT00H01M34S" calcext:value-type="time">
            <text:p>00:01: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H23]+[.B24]+[.D24]" office:value-type="float" office:value="16" calcext:value-type="float">
            <text:p>16</text:p>
          </table:table-cell>
          <table:table-cell table:formula="of:=[.I23]+[.C24]+[.E24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time" office:time-value="PT00H01M36S" calcext:value-type="time">
            <text:p>00:01:3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24]+[.B25]+[.D25]" office:value-type="float" office:value="16" calcext:value-type="float">
            <text:p>16</text:p>
          </table:table-cell>
          <table:table-cell table:formula="of:=[.I24]+[.C25]+[.E25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time" office:time-value="PT00H01M39S" calcext:value-type="time">
            <text:p>00:01:3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25]+[.B26]+[.D26]" office:value-type="float" office:value="16" calcext:value-type="float">
            <text:p>16</text:p>
          </table:table-cell>
          <table:table-cell table:formula="of:=[.I25]+[.C26]+[.E26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time" office:time-value="PT00H01M39S" calcext:value-type="time">
            <text:p>00:01:3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26]+[.B27]+[.D27]" office:value-type="float" office:value="16" calcext:value-type="float">
            <text:p>16</text:p>
          </table:table-cell>
          <table:table-cell table:formula="of:=[.I26]+[.C27]+[.E27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time" office:time-value="PT00H01M40S" calcext:value-type="time">
            <text:p>00:01:4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27]+[.B28]+[.D28]" office:value-type="float" office:value="17" calcext:value-type="float">
            <text:p>17</text:p>
          </table:table-cell>
          <table:table-cell table:formula="of:=[.I27]+[.C28]+[.E28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time" office:time-value="PT00H01M41S" calcext:value-type="time">
            <text:p>00:01:4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28]+[.B29]+[.D29]" office:value-type="float" office:value="17" calcext:value-type="float">
            <text:p>17</text:p>
          </table:table-cell>
          <table:table-cell table:formula="of:=[.I28]+[.C29]+[.E29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time" office:time-value="PT00H01M43S" calcext:value-type="time">
            <text:p>00:01:4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29]+[.B30]+[.D30]" office:value-type="float" office:value="18" calcext:value-type="float">
            <text:p>18</text:p>
          </table:table-cell>
          <table:table-cell table:formula="of:=[.I29]+[.C30]+[.E30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time" office:time-value="PT00H01M45S" calcext:value-type="time">
            <text:p>00:01: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30]+[.B31]+[.D31]" office:value-type="float" office:value="18" calcext:value-type="float">
            <text:p>18</text:p>
          </table:table-cell>
          <table:table-cell table:formula="of:=[.I30]+[.C31]+[.E31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time" office:time-value="PT00H01M57S" calcext:value-type="time">
            <text:p>00:01:5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31]+[.B32]+[.D32]" office:value-type="float" office:value="19" calcext:value-type="float">
            <text:p>19</text:p>
          </table:table-cell>
          <table:table-cell table:formula="of:=[.I31]+[.C32]+[.E32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time" office:time-value="PT00H02M29S" calcext:value-type="time">
            <text:p>00:02:2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32]+[.B33]+[.D33]" office:value-type="float" office:value="20" calcext:value-type="float">
            <text:p>20</text:p>
          </table:table-cell>
          <table:table-cell table:formula="of:=[.I32]+[.C33]+[.E33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time" office:time-value="PT00H02M48S" calcext:value-type="time">
            <text:p>00:02:4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33]+[.B34]+[.D34]" office:value-type="float" office:value="20" calcext:value-type="float">
            <text:p>20</text:p>
          </table:table-cell>
          <table:table-cell table:formula="of:=[.I33]+[.C34]+[.E3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time" office:time-value="PT00H02M49S" calcext:value-type="time">
            <text:p>00:02:4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[.H34]+[.B35]+[.D35]" office:value-type="float" office:value="20" calcext:value-type="float">
            <text:p>20</text:p>
          </table:table-cell>
          <table:table-cell table:formula="of:=[.I34]+[.C35]+[.E3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time" office:time-value="PT00H02M50S" calcext:value-type="time">
            <text:p>00:02: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35]+[.B36]+[.D36]" office:value-type="float" office:value="20" calcext:value-type="float">
            <text:p>20</text:p>
          </table:table-cell>
          <table:table-cell table:formula="of:=[.I35]+[.C36]+[.E3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time" office:time-value="PT00H02M50S" calcext:value-type="time">
            <text:p>00:02: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36]+[.B37]+[.D37]" office:value-type="float" office:value="20" calcext:value-type="float">
            <text:p>20</text:p>
          </table:table-cell>
          <table:table-cell table:formula="of:=[.I36]+[.C37]+[.E37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time" office:time-value="PT00H02M51S" calcext:value-type="time">
            <text:p>00:02:5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[.H37]+[.B38]+[.D38]" office:value-type="float" office:value="20" calcext:value-type="float">
            <text:p>20</text:p>
          </table:table-cell>
          <table:table-cell table:formula="of:=[.I37]+[.C38]+[.E38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time" office:time-value="PT00H02M50S" calcext:value-type="time">
            <text:p>00:02:5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H38]+[.B39]+[.D39]" office:value-type="float" office:value="20" calcext:value-type="float">
            <text:p>20</text:p>
          </table:table-cell>
          <table:table-cell table:formula="of:=[.I38]+[.C39]+[.E39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time" office:time-value="PT00H02M54S" calcext:value-type="time">
            <text:p>00:02:5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39]+[.B40]+[.D40]" office:value-type="float" office:value="20" calcext:value-type="float">
            <text:p>20</text:p>
          </table:table-cell>
          <table:table-cell table:formula="of:=[.I39]+[.C40]+[.E40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time" office:time-value="PT00H02M57S" calcext:value-type="time">
            <text:p>00:02:5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40]+[.B41]+[.D41]" office:value-type="float" office:value="21" calcext:value-type="float">
            <text:p>21</text:p>
          </table:table-cell>
          <table:table-cell table:formula="of:=[.I40]+[.C41]+[.E41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time" office:time-value="PT00H02M57S" calcext:value-type="time">
            <text:p>00:02:5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[.H41]+[.B42]+[.D42]" office:value-type="float" office:value="21" calcext:value-type="float">
            <text:p>21</text:p>
          </table:table-cell>
          <table:table-cell table:formula="of:=[.I41]+[.C42]+[.E42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time" office:time-value="PT00H03M00S" calcext:value-type="time">
            <text:p>00:03:0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42]+[.B43]+[.D43]" office:value-type="float" office:value="22" calcext:value-type="float">
            <text:p>22</text:p>
          </table:table-cell>
          <table:table-cell table:formula="of:=[.I42]+[.C43]+[.E43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time" office:time-value="PT00H03M01S" calcext:value-type="time">
            <text:p>00:03:0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43]+[.B44]+[.D44]" office:value-type="float" office:value="23" calcext:value-type="float">
            <text:p>23</text:p>
          </table:table-cell>
          <table:table-cell table:formula="of:=[.I43]+[.C44]+[.E44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time" office:time-value="PT00H03M08S" calcext:value-type="time">
            <text:p>00:03:0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44]+[.B45]+[.D45]" office:value-type="float" office:value="23" calcext:value-type="float">
            <text:p>23</text:p>
          </table:table-cell>
          <table:table-cell table:formula="of:=[.I44]+[.C45]+[.E45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time" office:time-value="PT00H03M27S" calcext:value-type="time">
            <text:p>00:03: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45]+[.B46]+[.D46]" office:value-type="float" office:value="23" calcext:value-type="float">
            <text:p>23</text:p>
          </table:table-cell>
          <table:table-cell table:formula="of:=[.I45]+[.C46]+[.E46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time" office:time-value="PT00H03M35S" calcext:value-type="time">
            <text:p>00:03:3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46]+[.B47]+[.D47]" office:value-type="float" office:value="24" calcext:value-type="float">
            <text:p>24</text:p>
          </table:table-cell>
          <table:table-cell table:formula="of:=[.I46]+[.C47]+[.E47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time" office:time-value="PT00H03M36S" calcext:value-type="time">
            <text:p>00:03:3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47]+[.B48]+[.D48]" office:value-type="float" office:value="25" calcext:value-type="float">
            <text:p>25</text:p>
          </table:table-cell>
          <table:table-cell table:formula="of:=[.I47]+[.C48]+[.E48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time" office:time-value="PT00H03M59S" calcext:value-type="time">
            <text:p>00:03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48]+[.B49]+[.D49]" office:value-type="float" office:value="25" calcext:value-type="float">
            <text:p>25</text:p>
          </table:table-cell>
          <table:table-cell table:formula="of:=[.I48]+[.C49]+[.E49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time" office:time-value="PT00H03M59S" calcext:value-type="time">
            <text:p>00:03:5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49]+[.B50]+[.D50]" office:value-type="float" office:value="26" calcext:value-type="float">
            <text:p>26</text:p>
          </table:table-cell>
          <table:table-cell table:formula="of:=[.I49]+[.C50]+[.E50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time" office:time-value="PT00H04M00S" calcext:value-type="time">
            <text:p>00:04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50]+[.B51]+[.D51]" office:value-type="float" office:value="26" calcext:value-type="float">
            <text:p>26</text:p>
          </table:table-cell>
          <table:table-cell table:formula="of:=[.I50]+[.C51]+[.E51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time" office:time-value="PT00H04M00S" calcext:value-type="time">
            <text:p>00:04: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[.H51]+[.B52]+[.D52]" office:value-type="float" office:value="26" calcext:value-type="float">
            <text:p>26</text:p>
          </table:table-cell>
          <table:table-cell table:formula="of:=[.I51]+[.C52]+[.E52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time" office:time-value="PT00H04M11S" calcext:value-type="time">
            <text:p>00:04: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52]+[.B53]+[.D53]" office:value-type="float" office:value="27" calcext:value-type="float">
            <text:p>27</text:p>
          </table:table-cell>
          <table:table-cell table:formula="of:=[.I52]+[.C53]+[.E53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time" office:time-value="PT00H04M16S" calcext:value-type="time">
            <text:p>00:04:1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53]+[.B54]+[.D54]" office:value-type="float" office:value="28" calcext:value-type="float">
            <text:p>28</text:p>
          </table:table-cell>
          <table:table-cell table:formula="of:=[.I53]+[.C54]+[.E54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time" office:time-value="PT00H04M16S" calcext:value-type="time">
            <text:p>00:04: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H54]+[.B55]+[.D55]" office:value-type="float" office:value="29" calcext:value-type="float">
            <text:p>29</text:p>
          </table:table-cell>
          <table:table-cell table:formula="of:=[.I54]+[.C55]+[.E55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time" office:time-value="PT00H04M17S" calcext:value-type="time">
            <text:p>00:04:1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55]+[.B56]+[.D56]" office:value-type="float" office:value="30" calcext:value-type="float">
            <text:p>30</text:p>
          </table:table-cell>
          <table:table-cell table:formula="of:=[.I55]+[.C56]+[.E56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time" office:time-value="PT00H04M20S" calcext:value-type="time">
            <text:p>00:04: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56]+[.B57]+[.D57]" office:value-type="float" office:value="30" calcext:value-type="float">
            <text:p>30</text:p>
          </table:table-cell>
          <table:table-cell table:formula="of:=[.I56]+[.C57]+[.E57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time" office:time-value="PT00H04M20S" calcext:value-type="time">
            <text:p>00:04:2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[.H57]+[.B58]+[.D58]" office:value-type="float" office:value="30" calcext:value-type="float">
            <text:p>30</text:p>
          </table:table-cell>
          <table:table-cell table:formula="of:=[.I57]+[.C58]+[.E58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time" office:time-value="PT00H04M53S" calcext:value-type="time">
            <text:p>00:04:5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58]+[.B59]+[.D59]" office:value-type="float" office:value="31" calcext:value-type="float">
            <text:p>31</text:p>
          </table:table-cell>
          <table:table-cell table:formula="of:=[.I58]+[.C59]+[.E59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time" office:time-value="PT00H04M54S" calcext:value-type="time">
            <text:p>00:04:5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59]+[.B60]+[.D60]" office:value-type="float" office:value="32" calcext:value-type="float">
            <text:p>32</text:p>
          </table:table-cell>
          <table:table-cell table:formula="of:=[.I59]+[.C60]+[.E60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time" office:time-value="PT00H04M54S" calcext:value-type="time">
            <text:p>00:04: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H60]+[.B61]+[.D61]" office:value-type="float" office:value="33" calcext:value-type="float">
            <text:p>33</text:p>
          </table:table-cell>
          <table:table-cell table:formula="of:=[.I60]+[.C61]+[.E61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time" office:time-value="PT00H04M54S" calcext:value-type="time">
            <text:p>00:04:5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H61]+[.B62]+[.D62]" office:value-type="float" office:value="33" calcext:value-type="float">
            <text:p>33</text:p>
          </table:table-cell>
          <table:table-cell table:formula="of:=[.I61]+[.C62]+[.E62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time" office:time-value="PT00H04M57S" calcext:value-type="time">
            <text:p>00:04:5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62]+[.B63]+[.D63]" office:value-type="float" office:value="34" calcext:value-type="float">
            <text:p>34</text:p>
          </table:table-cell>
          <table:table-cell table:formula="of:=[.I62]+[.C63]+[.E63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time" office:time-value="PT00H05M00S" calcext:value-type="time">
            <text:p>00:05:0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63]+[.B64]+[.D64]" office:value-type="float" office:value="35" calcext:value-type="float">
            <text:p>35</text:p>
          </table:table-cell>
          <table:table-cell table:formula="of:=[.I63]+[.C64]+[.E64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time" office:time-value="PT00H05M00S" calcext:value-type="time">
            <text:p>00:05: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H64]+[.B65]+[.D65]" office:value-type="float" office:value="36" calcext:value-type="float">
            <text:p>36</text:p>
          </table:table-cell>
          <table:table-cell table:formula="of:=[.I64]+[.C65]+[.E65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time" office:time-value="PT00H05M08S" calcext:value-type="time">
            <text:p>00:05:0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65]+[.B66]+[.D66]" office:value-type="float" office:value="36" calcext:value-type="float">
            <text:p>36</text:p>
          </table:table-cell>
          <table:table-cell table:formula="of:=[.I65]+[.C66]+[.E66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time" office:time-value="PT00H05M21S" calcext:value-type="time">
            <text:p>00:05: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66]+[.B67]+[.D67]" office:value-type="float" office:value="37" calcext:value-type="float">
            <text:p>37</text:p>
          </table:table-cell>
          <table:table-cell table:formula="of:=[.I66]+[.C67]+[.E67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time" office:time-value="PT00H05M25S" calcext:value-type="time">
            <text:p>00:05: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67]+[.B68]+[.D68]" office:value-type="float" office:value="37" calcext:value-type="float">
            <text:p>37</text:p>
          </table:table-cell>
          <table:table-cell table:formula="of:=[.I67]+[.C68]+[.E68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time" office:time-value="PT00H05M25S" calcext:value-type="time">
            <text:p>00:05:2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[.H68]+[.B69]+[.D69]" office:value-type="float" office:value="37" calcext:value-type="float">
            <text:p>37</text:p>
          </table:table-cell>
          <table:table-cell table:formula="of:=[.I68]+[.C69]+[.E69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time" office:time-value="PT00H05M28S" calcext:value-type="time">
            <text:p>00:05:2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H69]+[.B70]+[.D70]" office:value-type="float" office:value="37" calcext:value-type="float">
            <text:p>37</text:p>
          </table:table-cell>
          <table:table-cell table:formula="of:=[.I69]+[.C70]+[.E70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time" office:time-value="PT00H05M35S" calcext:value-type="time">
            <text:p>00:05:3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70]+[.B71]+[.D71]" office:value-type="float" office:value="38" calcext:value-type="float">
            <text:p>38</text:p>
          </table:table-cell>
          <table:table-cell table:formula="of:=[.I70]+[.C71]+[.E71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time" office:time-value="PT00H05M36S" calcext:value-type="time">
            <text:p>00:05:3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71]+[.B72]+[.D72]" office:value-type="float" office:value="39" calcext:value-type="float">
            <text:p>39</text:p>
          </table:table-cell>
          <table:table-cell table:formula="of:=[.I71]+[.C72]+[.E72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time" office:time-value="PT00H05M36S" calcext:value-type="time">
            <text:p>00:05:3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72]+[.B73]+[.D73]" office:value-type="float" office:value="40" calcext:value-type="float">
            <text:p>40</text:p>
          </table:table-cell>
          <table:table-cell table:formula="of:=[.I72]+[.C73]+[.E73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time" office:time-value="PT00H05M37S" calcext:value-type="time">
            <text:p>00:05:3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73]+[.B74]+[.D74]" office:value-type="float" office:value="41" calcext:value-type="float">
            <text:p>41</text:p>
          </table:table-cell>
          <table:table-cell table:formula="of:=[.I73]+[.C74]+[.E74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time" office:time-value="PT00H05M38S" calcext:value-type="time">
            <text:p>00:05:3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[.H74]+[.B75]+[.D75]" office:value-type="float" office:value="41" calcext:value-type="float">
            <text:p>41</text:p>
          </table:table-cell>
          <table:table-cell table:formula="of:=[.I74]+[.C75]+[.E75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time" office:time-value="PT00H05M38S" calcext:value-type="time">
            <text:p>00:05:3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75]+[.B76]+[.D76]" office:value-type="float" office:value="42" calcext:value-type="float">
            <text:p>42</text:p>
          </table:table-cell>
          <table:table-cell table:formula="of:=[.I75]+[.C76]+[.E76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time" office:time-value="PT00H05M38S" calcext:value-type="time">
            <text:p>00:05:3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76]+[.B77]+[.D77]" office:value-type="float" office:value="43" calcext:value-type="float">
            <text:p>43</text:p>
          </table:table-cell>
          <table:table-cell table:formula="of:=[.I76]+[.C77]+[.E77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time" office:time-value="PT00H06M04S" calcext:value-type="time">
            <text:p>00:06:0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77]+[.B78]+[.D78]" office:value-type="float" office:value="44" calcext:value-type="float">
            <text:p>44</text:p>
          </table:table-cell>
          <table:table-cell table:formula="of:=[.I77]+[.C78]+[.E78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time" office:time-value="PT00H06M05S" calcext:value-type="time">
            <text:p>00:06:0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78]+[.B79]+[.D79]" office:value-type="float" office:value="45" calcext:value-type="float">
            <text:p>45</text:p>
          </table:table-cell>
          <table:table-cell table:formula="of:=[.I78]+[.C79]+[.E79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time" office:time-value="PT00H06M19S" calcext:value-type="time">
            <text:p>00:06:1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[.H79]+[.B80]+[.D80]" office:value-type="float" office:value="45" calcext:value-type="float">
            <text:p>45</text:p>
          </table:table-cell>
          <table:table-cell table:formula="of:=[.I79]+[.C80]+[.E80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time" office:time-value="PT00H06M20S" calcext:value-type="time">
            <text:p>00:06: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80]+[.B81]+[.D81]" office:value-type="float" office:value="45" calcext:value-type="float">
            <text:p>45</text:p>
          </table:table-cell>
          <table:table-cell table:formula="of:=[.I80]+[.C81]+[.E81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time" office:time-value="PT00H06M25S" calcext:value-type="time">
            <text:p>00:06: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81]+[.B82]+[.D82]" office:value-type="float" office:value="45" calcext:value-type="float">
            <text:p>45</text:p>
          </table:table-cell>
          <table:table-cell table:formula="of:=[.I81]+[.C82]+[.E82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time" office:time-value="PT00H06M25S" calcext:value-type="time">
            <text:p>00:06:2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[.H82]+[.B83]+[.D83]" office:value-type="float" office:value="45" calcext:value-type="float">
            <text:p>45</text:p>
          </table:table-cell>
          <table:table-cell table:formula="of:=[.I82]+[.C83]+[.E83]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time" office:time-value="PT00H06M27S" calcext:value-type="time">
            <text:p>00:06:2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83]+[.B84]+[.D84]" office:value-type="float" office:value="46" calcext:value-type="float">
            <text:p>46</text:p>
          </table:table-cell>
          <table:table-cell table:formula="of:=[.I83]+[.C84]+[.E84]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time" office:time-value="PT00H06M32S" calcext:value-type="time">
            <text:p>00:06:3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84]+[.B85]+[.D85]" office:value-type="float" office:value="47" calcext:value-type="float">
            <text:p>47</text:p>
          </table:table-cell>
          <table:table-cell table:formula="of:=[.I84]+[.C85]+[.E85]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time" office:time-value="PT00H06M32S" calcext:value-type="time">
            <text:p>00:06:32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formula="of:=[.H85]+[.B86]+[.D86]" office:value-type="float" office:value="47" calcext:value-type="float">
            <text:p>47</text:p>
          </table:table-cell>
          <table:table-cell table:formula="of:=[.I85]+[.C86]+[.E86]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time" office:time-value="PT00H06M35S" calcext:value-type="time">
            <text:p>00:06:3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86]+[.B87]+[.D87]" office:value-type="float" office:value="47" calcext:value-type="float">
            <text:p>47</text:p>
          </table:table-cell>
          <table:table-cell table:formula="of:=[.I86]+[.C87]+[.E87]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time" office:time-value="PT00H06M35S" calcext:value-type="time">
            <text:p>00:06:3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[.H87]+[.B88]+[.D88]" office:value-type="float" office:value="47" calcext:value-type="float">
            <text:p>47</text:p>
          </table:table-cell>
          <table:table-cell table:formula="of:=[.I87]+[.C88]+[.E88]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time" office:time-value="PT00H06M36S" calcext:value-type="time">
            <text:p>00:06:3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88]+[.B89]+[.D89]" office:value-type="float" office:value="48" calcext:value-type="float">
            <text:p>48</text:p>
          </table:table-cell>
          <table:table-cell table:formula="of:=[.I88]+[.C89]+[.E89]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time" office:time-value="PT00H06M46S" calcext:value-type="time">
            <text:p>00:06:4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89]+[.B90]+[.D90]" office:value-type="float" office:value="49" calcext:value-type="float">
            <text:p>49</text:p>
          </table:table-cell>
          <table:table-cell table:formula="of:=[.I89]+[.C90]+[.E90]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time" office:time-value="PT00H06M47S" calcext:value-type="time">
            <text:p>00:06:4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90]+[.B91]+[.D91]" office:value-type="float" office:value="49" calcext:value-type="float">
            <text:p>49</text:p>
          </table:table-cell>
          <table:table-cell table:formula="of:=[.I90]+[.C91]+[.E91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time" office:time-value="PT00H06M47S" calcext:value-type="time">
            <text:p>00:06:4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[.H91]+[.B92]+[.D92]" office:value-type="float" office:value="49" calcext:value-type="float">
            <text:p>49</text:p>
          </table:table-cell>
          <table:table-cell table:formula="of:=[.I91]+[.C92]+[.E92]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time" office:time-value="PT00H07M11S" calcext:value-type="time">
            <text:p>00:07: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92]+[.B93]+[.D93]" office:value-type="float" office:value="50" calcext:value-type="float">
            <text:p>50</text:p>
          </table:table-cell>
          <table:table-cell table:formula="of:=[.I92]+[.C93]+[.E93]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time" office:time-value="PT00H07M12S" calcext:value-type="time">
            <text:p>00:07:1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93]+[.B94]+[.D94]" office:value-type="float" office:value="51" calcext:value-type="float">
            <text:p>51</text:p>
          </table:table-cell>
          <table:table-cell table:formula="of:=[.I93]+[.C94]+[.E94]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time" office:time-value="PT00H07M12S" calcext:value-type="time">
            <text:p>00:07: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H94]+[.B95]+[.D95]" office:value-type="float" office:value="52" calcext:value-type="float">
            <text:p>52</text:p>
          </table:table-cell>
          <table:table-cell table:formula="of:=[.I94]+[.C95]+[.E95]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time" office:time-value="PT00H07M14S" calcext:value-type="time">
            <text:p>00:07:1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95]+[.B96]+[.D96]" office:value-type="float" office:value="53" calcext:value-type="float">
            <text:p>53</text:p>
          </table:table-cell>
          <table:table-cell table:formula="of:=[.I95]+[.C96]+[.E96]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time" office:time-value="PT00H07M14S" calcext:value-type="time">
            <text:p>00:07:1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96]+[.B97]+[.D97]" office:value-type="float" office:value="54" calcext:value-type="float">
            <text:p>54</text:p>
          </table:table-cell>
          <table:table-cell table:formula="of:=[.I96]+[.C97]+[.E97]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time" office:time-value="PT00H07M15S" calcext:value-type="time">
            <text:p>00:07:1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97]+[.B98]+[.D98]" office:value-type="float" office:value="55" calcext:value-type="float">
            <text:p>55</text:p>
          </table:table-cell>
          <table:table-cell table:formula="of:=[.I97]+[.C98]+[.E98]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time" office:time-value="PT00H07M42S" calcext:value-type="time">
            <text:p>00:07:4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98]+[.B99]+[.D99]" office:value-type="float" office:value="55" calcext:value-type="float">
            <text:p>55</text:p>
          </table:table-cell>
          <table:table-cell table:formula="of:=[.I98]+[.C99]+[.E99]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time" office:time-value="PT00H07M59S" calcext:value-type="time">
            <text:p>00:07:59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[.H99]+[.B100]+[.D100]" office:value-type="float" office:value="55" calcext:value-type="float">
            <text:p>55</text:p>
          </table:table-cell>
          <table:table-cell table:formula="of:=[.I99]+[.C100]+[.E100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time" office:time-value="PT00H08M07S" calcext:value-type="time">
            <text:p>00:08:0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100]+[.B101]+[.D101]" office:value-type="float" office:value="56" calcext:value-type="float">
            <text:p>56</text:p>
          </table:table-cell>
          <table:table-cell table:formula="of:=[.I100]+[.C101]+[.E101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time" office:time-value="PT00H08M28S" calcext:value-type="time">
            <text:p>00:08:2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H101]+[.B102]+[.D102]" office:value-type="float" office:value="56" calcext:value-type="float">
            <text:p>56</text:p>
          </table:table-cell>
          <table:table-cell table:formula="of:=[.I101]+[.C102]+[.E102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time" office:time-value="PT00H08M29S" calcext:value-type="time">
            <text:p>00:08:2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H102]+[.B103]+[.D103]" office:value-type="float" office:value="56" calcext:value-type="float">
            <text:p>56</text:p>
          </table:table-cell>
          <table:table-cell table:formula="of:=[.I102]+[.C103]+[.E103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time" office:time-value="PT00H08M31S" calcext:value-type="time">
            <text:p>00:08:3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H103]+[.B104]+[.D104]" office:value-type="float" office:value="56" calcext:value-type="float">
            <text:p>56</text:p>
          </table:table-cell>
          <table:table-cell table:formula="of:=[.I103]+[.C104]+[.E104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time" office:time-value="PT00H08M35S" calcext:value-type="time">
            <text:p>00:08:3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/>
          <table:table-cell table:formula="of:=[.H104]+[.B105]+[.D105]" office:value-type="float" office:value="57" calcext:value-type="float">
            <text:p>57</text:p>
          </table:table-cell>
          <table:table-cell table:formula="of:=[.I104]+[.C105]+[.E105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time" office:time-value="PT00H08M44S" calcext:value-type="time">
            <text:p>00:08:4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105]+[.B106]+[.D106]" office:value-type="float" office:value="57" calcext:value-type="float">
            <text:p>57</text:p>
          </table:table-cell>
          <table:table-cell table:formula="of:=[.I105]+[.C106]+[.E10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time" office:time-value="PT00H08M44S" calcext:value-type="time">
            <text:p>00:08:4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[.H106]+[.B107]+[.D107]" office:value-type="float" office:value="57" calcext:value-type="float">
            <text:p>57</text:p>
          </table:table-cell>
          <table:table-cell table:formula="of:=[.I106]+[.C107]+[.E107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time" office:time-value="PT00H08M48S" calcext:value-type="time">
            <text:p>00:08:4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[.H107]+[.B108]+[.D108]" office:value-type="float" office:value="57" calcext:value-type="float">
            <text:p>57</text:p>
          </table:table-cell>
          <table:table-cell table:formula="of:=[.I107]+[.C108]+[.E108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time" office:time-value="PT00H08M49S" calcext:value-type="time">
            <text:p>00:08:4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108]+[.B109]+[.D109]" office:value-type="float" office:value="58" calcext:value-type="float">
            <text:p>58</text:p>
          </table:table-cell>
          <table:table-cell table:formula="of:=[.I108]+[.C109]+[.E109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time" office:time-value="PT00H08M53S" calcext:value-type="time">
            <text:p>00:08: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109]+[.B110]+[.D110]" office:value-type="float" office:value="58" calcext:value-type="float">
            <text:p>58</text:p>
          </table:table-cell>
          <table:table-cell table:formula="of:=[.I109]+[.C110]+[.E110]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time" office:time-value="PT00H09M09S" calcext:value-type="time">
            <text:p>00:09:0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110]+[.B111]+[.D111]" office:value-type="float" office:value="59" calcext:value-type="float">
            <text:p>59</text:p>
          </table:table-cell>
          <table:table-cell table:formula="of:=[.I110]+[.C111]+[.E111]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time" office:time-value="PT00H09M09S" calcext:value-type="time">
            <text:p>00:09: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H111]+[.B112]+[.D112]" office:value-type="float" office:value="60" calcext:value-type="float">
            <text:p>60</text:p>
          </table:table-cell>
          <table:table-cell table:formula="of:=[.I111]+[.C112]+[.E112]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time" office:time-value="PT00H09M11S" calcext:value-type="time">
            <text:p>00:09: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112]+[.B113]+[.D113]" office:value-type="float" office:value="61" calcext:value-type="float">
            <text:p>61</text:p>
          </table:table-cell>
          <table:table-cell table:formula="of:=[.I112]+[.C113]+[.E113]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time" office:time-value="PT00H09M16S" calcext:value-type="time">
            <text:p>00:09:1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113]+[.B114]+[.D114]" office:value-type="float" office:value="62" calcext:value-type="float">
            <text:p>62</text:p>
          </table:table-cell>
          <table:table-cell table:formula="of:=[.I113]+[.C114]+[.E114]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time" office:time-value="PT00H09M16S" calcext:value-type="time">
            <text:p>00:09: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H114]+[.B115]+[.D115]" office:value-type="float" office:value="63" calcext:value-type="float">
            <text:p>63</text:p>
          </table:table-cell>
          <table:table-cell table:formula="of:=[.I114]+[.C115]+[.E115]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[.H115]+[.B116]+[.D116]" office:value-type="float" office:value="63" calcext:value-type="float">
            <text:p>63</text:p>
          </table:table-cell>
          <table:table-cell table:formula="of:=[.I115]+[.C116]+[.E116]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[.H116]+[.B117]+[.D117]" office:value-type="float" office:value="63" calcext:value-type="float">
            <text:p>63</text:p>
          </table:table-cell>
          <table:table-cell table:formula="of:=[.I116]+[.C117]+[.E117]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[.H117]+[.B118]+[.D118]" office:value-type="float" office:value="63" calcext:value-type="float">
            <text:p>63</text:p>
          </table:table-cell>
          <table:table-cell table:formula="of:=[.I117]+[.C118]+[.E118]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[.H118]+[.B119]+[.D119]" office:value-type="float" office:value="63" calcext:value-type="float">
            <text:p>63</text:p>
          </table:table-cell>
          <table:table-cell table:formula="of:=[.I118]+[.C119]+[.E119]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[.H119]+[.B120]+[.D120]" office:value-type="float" office:value="63" calcext:value-type="float">
            <text:p>63</text:p>
          </table:table-cell>
          <table:table-cell table:formula="of:=[.I119]+[.C120]+[.E120]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[.H120]+[.B121]+[.D121]" office:value-type="float" office:value="63" calcext:value-type="float">
            <text:p>63</text:p>
          </table:table-cell>
          <table:table-cell table:formula="of:=[.I120]+[.C121]+[.E121]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[.H121]+[.B122]+[.D122]" office:value-type="float" office:value="63" calcext:value-type="float">
            <text:p>63</text:p>
          </table:table-cell>
          <table:table-cell table:formula="of:=[.I121]+[.C122]+[.E122]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[.H122]+[.B123]+[.D123]" office:value-type="float" office:value="63" calcext:value-type="float">
            <text:p>63</text:p>
          </table:table-cell>
          <table:table-cell table:formula="of:=[.I122]+[.C123]+[.E123]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[.H123]+[.B124]+[.D124]" office:value-type="float" office:value="63" calcext:value-type="float">
            <text:p>63</text:p>
          </table:table-cell>
          <table:table-cell table:formula="of:=[.I123]+[.C124]+[.E124]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Default"/>
          <table:table-cell table:formula="of:=SUM([.B2:.B124])" office:value-type="float" office:value="56" calcext:value-type="float">
            <text:p>56</text:p>
          </table:table-cell>
          <table:table-cell table:formula="of:=SUM([.C2:.C124])" office:value-type="float" office:value="29" calcext:value-type="float">
            <text:p>29</text:p>
          </table:table-cell>
          <table:table-cell table:formula="of:=SUM([.D2:.D124])" office:value-type="float" office:value="7" calcext:value-type="float">
            <text:p>7</text:p>
          </table:table-cell>
          <table:table-cell table:formula="of:=SUM([.E2:.E124])" office:value-type="float" office:value="7" calcext:value-type="float">
            <text:p>7</text:p>
          </table:table-cell>
          <table:table-cell table:formula="of:=SUM([.F2:.F124])" office:value-type="float" office:value="8" calcext:value-type="float">
            <text:p>8</text:p>
          </table:table-cell>
          <table:table-cell table:formula="of:=SUM([.G2:.G124])" office:value-type="float" office:value="7" calcext:value-type="float">
            <text:p>7</text:p>
          </table:table-cell>
          <table:table-cell table:style-name="ce7" table:formula="of:=([.B125]+[.C125])/([.B125]+[.C125]+[.F125]+[.G125])" office:value-type="percentage" office:value="0.85" calcext:value-type="percentage">
            <text:p>85,00%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formula="of:=[.B125]+[.C125]+[.F125]+[.G125]" office:value-type="float" office:value="100" calcext:value-type="float">
            <text:p>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-00-0000</text:date>, <text:time style:data-style-name="N2" text:time-value="15:25:42.91587329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5:26:49.402875839</meta:creation-date>
    <dc:date>2016-11-21T17:42:20.305067764</dc:date>
    <meta:editing-duration>PT2H45M31S</meta:editing-duration>
    <meta:editing-cycles>6</meta:editing-cycles>
    <meta:generator>LibreOffice/5.1.4.2$Linux_X86_64 LibreOffice_project/10m0$Build-2</meta:generator>
    <meta:document-statistic meta:table-count="1" meta:cell-count="495" meta:object-count="0"/>
  </office:meta>
</office:document-meta>
</file>